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font-weight="bold" style:font-name-asian="Times New Roman2" style:font-weight-asian="bold" style:font-name-complex="Times New Roman2" style:font-weight-complex="bold"/>
    </style:style>
    <style:style style:name="T9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69.png" xlink:type="simple" xlink:show="embed" xlink:actuate="onLoad"/></draw:frame></text:p>
          </table:table-cell>
          <table:table-cell table:style-name="Table1.B1" office:value-type="string">
            <text:h text:style-name="P6" text:outline-level="1">Линейное с насыщением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4">Cи</text:span>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69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6">Блок </text:span><text:span text:style-name="T7">реализует алгоритм линейного звена с насыщением:</text:span></text:p>
            <text:p text:style-name="P3"><draw:frame draw:style-name="fr2" draw:name="graphics1" text:anchor-type="as-char" svg:width="2.223cm" svg:height="2.223cm" draw:z-index="2"><draw:image xlink:href="../images/0069_static.png" xlink:type="simple" xlink:show="embed" xlink:actuate="onLoad"/></draw:frame></text:p>
            <text:p text:style-name="P3"><draw:frame draw:style-name="fr3" draw:name="Объект1" text:anchor-type="as-char" svg:width="6.934cm" svg:height="2.041cm" draw:z-index="3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2"><text:span text:style-name="T7">где</text:span><text:span text:style-name="T7"><draw:frame draw:style-name="fr3" draw:name="Объект2" text:anchor-type="as-char" svg:width="1.064cm" svg:height="0.564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7">– вектор входных сигналов,</text:span><text:span text:style-name="T7"><draw:frame draw:style-name="fr3" draw:name="Объект3" text:anchor-type="as-char" svg:width="1.087cm" svg:height="0.564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7">– вектор </text:span><text:span text:style-name="T5">выходных</text:span><text:span text:style-name="T7"> сигналов,</text:span><text:span text:style-name="T7"><draw:frame draw:style-name="fr3" draw:name="Объект4" text:anchor-type="as-char" svg:width="2.327cm" svg:height="1.24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7">.</text:span></text:p>
            <text:p text:style-name="P2"><text:span text:style-name="T2">Свойства</text:span><text:span text:style-name="T1">:</text:span></text:p>
            <text:list xml:id="list5015588535136040807" text:style-name="L1">
              <text:list-item>
                <text:p text:style-name="P7"><text:span text:style-name="T7">Нижняя граница аргумента – </text:span><text:span text:style-name="T5">параметр</text:span><text:span text:style-name="T7"><draw:frame draw:style-name="fr3" draw:name="Объект5" text:anchor-type="as-char" svg:width="0.482cm" svg:height="0.549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">.</text:span></text:p>
              </text:list-item>
              <text:list-item>
                <text:p text:style-name="P7"><text:span text:style-name="T7">Верхняя граница аргумента – </text:span><text:span text:style-name="T5">параметр</text:span><text:span text:style-name="T7"><draw:frame draw:style-name="fr3" draw:name="Объект6" text:anchor-type="as-char" svg:width="0.46cm" svg:height="0.549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7">.</text:span></text:p>
              </text:list-item>
              <text:list-item>
                <text:p text:style-name="P7"><text:span text:style-name="T7">Нижнее значение функции – </text:span><text:span text:style-name="T5">параметр</text:span><text:span text:style-name="T7"><draw:frame draw:style-name="fr3" draw:name="Объект7" text:anchor-type="as-char" svg:width="0.653cm" svg:height="0.621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7">.</text:span></text:p>
              </text:list-item>
              <text:list-item>
                <text:p text:style-name="P7"><text:span text:style-name="T7">Верхнее значение функции – </text:span><text:span text:style-name="T5">параметр</text:span><text:span text:style-name="T7"><draw:frame draw:style-name="fr3" draw:name="Объект8" text:anchor-type="as-char" svg:width="0.663cm" svg:height="0.621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7">.</text:span></text:p>
              </text:list-item>
            </text:list>
            <text:p text:style-name="P2"><text:span text:style-name="T8">Примечание:</text:span><text:span text:style-name="T7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9">Мультиплексор</text:span><text:span text:style-name="T7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ое с насыщением</dc:title>
    <dc:date>2014-12-09T11:11:48.97</dc:date>
    <meta:generator>OpenOffice/4.1.1$Win32 OpenOffice.org_project/411m6$Build-9775</meta:generator>
    <meta:editing-duration>PT2H21M7S</meta:editing-duration>
    <meta:editing-cycles>66</meta:editing-cycles>
    <meta:document-statistic meta:table-count="1" meta:image-count="3" meta:object-count="8" meta:page-count="1" meta:paragraph-count="16" meta:word-count="77" meta:character-count="495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k</mi>
                      <mo stretchy="false">⋅</mo>
                      <mi>x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i>a</mi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b</mi>
                    </mrow>
                  </mrow>
                </mtd>
              </mtr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a</mi>
                    </mrow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i>b</mi>
                    </mrow>
                  </mrow>
                </mtd>
              </mtr>
            </mtable>
          </mrow>
        </mrow>
      </mrow>
    </mrow>
    <annotation encoding="StarMath 5.0">y(t) = left lbrace stack{
alignl k cdot x(t), ~ если ~ a &lt; x(t) &lt; b #
alignl y_1, ~ если ~ x(t) &lt;= a #
alignl y_2, ~ если ~ x(t) &gt;= b}  right none
</annotation>
  </semantics>
</math>
</file>

<file path=Object 2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row>
        <mi>k</mi>
        <mo stretchy="false">=</mo>
        <mfrac>
          <mrow>
            <mrow>
              <msub>
                <mi>y</mi>
                <mn>2</mn>
              </msub>
              <mo stretchy="false">−</mo>
              <msub>
                <mi>y</mi>
                <mn>1</mn>
              </msub>
            </mrow>
          </mrow>
          <mrow>
            <mrow>
              <mi>b</mi>
              <mo stretchy="false">−</mo>
              <mi>a</mi>
            </mrow>
          </mrow>
        </mfrac>
      </mrow>
    </mrow>
    <annotation encoding="StarMath 5.0">k = {y_2 - y_1} over {b-a} 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8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